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list-style-name="L1"/>
    <style:style style:name="P3" style:family="paragraph" style:parent-style-name="Standard">
      <style:text-properties fo:font-style="normal" style:font-style-asian="normal" style:font-style-complex="normal"/>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nôme 1</text:p>
      <text:p text:style-name="Standard">Alexandrina Korneva</text:p>
      <text:p text:style-name="Standard">Mounir Boudali</text:p>
      <text:p text:style-name="Standard">Gaëtan Pican<text:tab/><text:tab/><text:tab/><text:tab/><text:tab/><text:span text:style-name="T1">BATMAN II</text:span></text:p>
      <text:p text:style-name="P1">Binôme 2<text:tab/><text:tab/><text:tab/><text:tab/><text:tab/></text:p>
      <text:p text:style-name="Standard">Aly Kone</text:p>
      <text:p text:style-name="Standard">Cyriaque Couenon</text:p>
      <text:p text:style-name="P1">Binôme 3<text:tab/><text:tab/><text:tab/><text:tab/><text:tab/>Projet Informatique : Machine Learning</text:p>
      <text:p text:style-name="Standard">Siqi Lei</text:p>
      <text:p text:style-name="Standard">Lina Belhadj-mostefa</text:p>
      <text:p text:style-name="Standard"/>
      <text:p text:style-name="Standard"/>
      <text:p text:style-name="Standard"><text:tab/>Pour combattre le crime, punir les méchants et aider notre héros, nous avons choisi le challenge Batman.</text:p>
      <text:p text:style-name="Standard"/>
      <text:p text:style-name="Standard">Nous avons remarqué plusieurs choses durant la phase d'apprentissage de l'API :</text:p>
      <text:list xml:id="list1911983419" text:style-name="L1">
        <text:list-item>
          <text:p text:style-name="P2">la lecture du (lourd) jeu de données est lente</text:p>
        </text:list-item>
        <text:list-item>
          <text:p text:style-name="P2">on ne dispose pas de classes toute faite pour les mettre en forme en vue de les exploiter</text:p>
        </text:list-item>
        <text:list-item>
          <text:p text:style-name="P2">les classifieurs ne sont peut-être pas les plus optimisés pour notre problème</text:p>
        </text:list-item>
        <text:list-item>
          <text:p text:style-name="P2">la nature du challenge nous impose une rigueur qui peut être atteinte en utilisant plusieurs classifieurs.</text:p>
        </text:list-item>
      </text:list>
      <text:p text:style-name="Standard"/>
      <text:p text:style-name="Standard"><text:tab/>Pour pallier le premier et le second problème, nous nous proposons de créer une classe qui va gérer les « lectures/écritures » que l'on fait des données.</text:p>
      <text:p text:style-name="Standard">Cette classe contiendra entre autres un parseur, dont la (difficile) mission sera de parser le fichier de données plus rapidement et/ou plus efficacement que celui de base de Weka. Elle fournira également une classe « de sortie » qui va directement afficher ou renvoyer nos données mises en forme pour une soumission immédiate. <text:span text:style-name="T2">Réalisation : binôme 3</text:span></text:p>
      <text:p text:style-name="Standard"><text:span text:style-name="T2"/></text:p>
      <text:p text:style-name="Standard"><text:tab/>Pour résoudre le troisième problème, nous proposons d'implémenter un algorithme n'existant pas encore dans Weka, un arbre de décision de type CART. <text:span text:style-name="T2">Réalisation : binôme 2</text:span></text:p>
      <text:p text:style-name="Standard"><text:span text:style-name="T2"/></text:p>
      <text:p text:style-name="Standard"><text:span text:style-name="T2"><text:tab/></text:span><text:span text:style-name="T3">Enfin, la nature du challenge nous impose de ne laisser aucun crime passer entre les mailles du filet : par conséquent, nous avons pensé à créer un comparateur qui va tester les résultats de plusieurs classifieurs. Si l'un d'entre eux, ou plusieurs, renvoient un « crime solvable », nous le marquons comme tel : la nature de la sélection effectuée (des crimes à résoudre) font qu'il vaut mieux marquer un crime pas forcément solvable comme solvable, plutôt que l'inverse et risquer de ne pas aller résoudre un crime qui le serait pourtant, et laisser s'échapper un criminel. </text:span><text:span text:style-name="T2">Réalisation : binôme 1</text:span></text:p>
      <text:p text:style-name="Standard"><text:span text:style-name="T2"/></text:p>
      <text:p text:style-name="P3"><text:tab/>De plus, nous avons pensé à un algorithme tout à fait expérimental à base de matrices : il s'agirait d'attribuer des nombres arbitraires aux attributs non-numériques (id), de les classer en matrice, et d'appliquer une congruence sur cette matrice pour en dégager les tendances générales, et partant de là le résultat final, le booléen « solvable ou non ». Nous aimerions toutefois en discuter avec vous au prochain cours, dans la mesure ou c'est une simple intuition et pas une proposition de clas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yriaque </meta:initial-creator>
    <meta:creation-date>2016-03-02T13:33:51</meta:creation-date>
    <dc:date>2016-03-02T13:58:57</dc:date>
    <dc:creator>Cyriaque </dc:creator>
    <meta:editing-duration>PT4M5S</meta:editing-duration>
    <meta:editing-cycles>1</meta:editing-cycles>
    <meta:document-statistic meta:table-count="0" meta:image-count="0" meta:object-count="0" meta:page-count="1" meta:paragraph-count="21" meta:word-count="409" meta:character-count="2463" meta:non-whitespace-character-count="2061"/>
    <meta:generator>LibreOffice/3.5$Linux_X86_64 LibreOffice_project/350m1$Build-2</meta:generator>
  </office:meta>
</office:document-meta>
</file>